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2.974cm" fo:min-width="3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2.974cm" fo:min-width="3.286cm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 fo:min-height="2.974cm" fo:min-width="3.286cm"/>
    </style:style>
    <style:style style:name="gr7" style:family="graphic" style:parent-style-name="standard">
      <style:graphic-properties draw:fill="solid" draw:fill-color="#dc2300" draw:textarea-horizontal-align="justify" draw:textarea-vertical-align="middle" draw:auto-grow-height="false" fo:min-height="2.974cm" fo:min-width="3.286cm"/>
    </style:style>
    <style:style style:name="gr8" style:family="graphic" style:parent-style-name="standard">
      <style:graphic-properties draw:fill="solid" draw:fill-color="#94476b" draw:textarea-horizontal-align="justify" draw:textarea-vertical-align="middle" draw:auto-grow-height="false" fo:min-height="2.974cm" fo:min-width="3.28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4cm"/>
    </style:style>
    <style:style style:name="gr11" style:family="graphic" style:parent-style-name="standard">
      <style:graphic-properties draw:stroke="none" svg:stroke-color="#000000" draw:fill="none" draw:fill-color="#ffffff" fo:min-height="0.794cm"/>
    </style:style>
    <style:style style:name="gr12" style:family="graphic" style:parent-style-name="objectwithoutfill">
      <style:graphic-properties svg:stroke-color="#800000" draw:fill="none" draw:textarea-vertical-align="middle"/>
    </style:style>
    <style:style style:name="gr13" style:family="graphic" style:parent-style-name="objectwithoutfill">
      <style:graphic-properties svg:stroke-color="#00ff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text-properties fo:font-size="12pt" style:text-underline-style="none" style:font-size-asian="12pt" style:font-size-complex="12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4.556cm" svg:x2="2.143cm" svg:y2="18.145cm">
          <text:p/>
        </draw:line>
        <draw:line draw:style-name="gr1" draw:text-style-name="P1" draw:layer="layout" svg:x1="20.431cm" svg:y1="4.556cm" svg:x2="20.431cm" svg:y2="18.272cm">
          <text:p/>
        </draw:line>
        <draw:custom-shape draw:style-name="gr2" draw:text-style-name="P2" draw:layer="layout" svg:width="8.763cm" svg:height="3.048cm" svg:x="1.762cm" svg:y="5.699cm">
          <text:p text:style-name="P1"><text:span text:style-name="T1">Tim</text:span></text:p>
          <text:p text:style-name="P1"><text:span text:style-name="T2">10/30-11/11</text:span></text:p>
          <text:p text:style-name="P1"><text:span text:style-name="T2">Make sure everything is okay</text:span></text:p>
          <text:p text:style-name="P1"><text:span text:style-name="T2"><text:s/></text:span><text:span text:style-name="T2">with client's database</text:span></text:p>
          <draw:enhanced-geometry svg:viewBox="0 0 21600 21600" draw:type="rectangle" draw:enhanced-path="M 0 0 L 21600 0 21600 21600 0 21600 0 0 Z N"/>
        </draw:custom-shape>
        <draw:frame draw:style-name="gr3" draw:layer="layout" svg:width="4.545cm" svg:height="0.962cm" svg:x="12.049cm" svg:y="1.308cm">
          <draw:text-box>
            <text:p>Pluvali Timline</text:p>
          </draw:text-box>
        </draw:frame>
        <draw:frame draw:style-name="gr4" draw:text-style-name="P3" draw:layer="layout" svg:width="3.588cm" svg:height="3.095cm" svg:x="23.733cm" svg:y="1.207cm">
          <draw:text-box>
            <text:p><text:span text:style-name="T3">Members:</text:span></text:p>
            <text:p><text:span text:style-name="T3">Alex Davis</text:span></text:p>
            <text:p><text:span text:style-name="T3">Steve Kosovich</text:span></text:p>
            <text:p><text:span text:style-name="T3">Tim Leikam</text:span></text:p>
            <text:p><text:span text:style-name="T3">Greg Martini</text:span></text:p>
          </draw:text-box>
        </draw:frame>
        <draw:custom-shape draw:style-name="gr2" draw:text-style-name="P4" draw:layer="layout" svg:width="8.763cm" svg:height="1.446cm" svg:x="1.762cm" svg:y="8.747cm">
          <text:p text:style-name="P1"><text:span text:style-name="T4">Greg</text:span></text:p>
          <text:p text:style-name="P1"><text:span text:style-name="T5">10/30-11/11</text:span></text:p>
          <text:p text:style-name="P1"><text:span text:style-name="T5">Make sure scenario editor page is work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87cm" svg:height="1.446cm" svg:x="4.175cm" svg:y="11.641cm">
          <text:p text:style-name="P1"><text:span text:style-name="T4">Greg</text:span></text:p>
          <text:p text:style-name="P1"><text:span text:style-name="T5">11/11</text:span></text:p>
          <text:p text:style-name="P1"><text:span text:style-name="T5">Make sure all pages link together properl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58cm" svg:height="1.446cm" svg:x="10.525cm" svg:y="7.174cm">
          <text:p text:style-name="P1"><text:span text:style-name="T4">All team members</text:span></text:p>
          <text:p text:style-name="P1"><text:span text:style-name="T5">11/13</text:span></text:p>
          <text:p text:style-name="P1"><text:span text:style-name="T5">Project Management Re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446cm" svg:x="13.192cm" svg:y="8.62cm">
          <text:p text:style-name="P1"><text:span text:style-name="T4">All team members</text:span></text:p>
          <text:p text:style-name="P1"><text:span text:style-name="T5">11/14</text:span></text:p>
          <text:p text:style-name="P1"><text:span text:style-name="T5">Client Re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1cm" svg:height="1.446cm" svg:x="13.954cm" svg:y="10.063cm">
          <text:p text:style-name="P1"><text:span text:style-name="T4">Alex</text:span></text:p>
          <text:p text:style-name="P1"><text:span text:style-name="T5">11/18</text:span></text:p>
          <text:p text:style-name="P1"><text:span text:style-name="T5">Next Semester plan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18cm" svg:height="1.446cm" svg:x="16.113cm" svg:y="11.492cm">
          <text:p text:style-name="P1"><text:span text:style-name="T4">All team members</text:span></text:p>
          <text:p text:style-name="P1"><text:span text:style-name="T5">11/20</text:span></text:p>
          <text:p text:style-name="P1"><text:span text:style-name="T5">Prototyp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446cm" svg:x="20.431cm" svg:y="12.889cm">
          <text:p text:style-name="P1"><text:span text:style-name="T4">All team members</text:span></text:p>
          <text:p text:style-name="P1"><text:span text:style-name="T5">12/2</text:span></text:p>
          <text:p text:style-name="P1"><text:span text:style-name="T5">Client Re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72cm" svg:height="1.446cm" svg:x="22.368cm" svg:y="10.06cm">
          <text:p text:style-name="P1"><text:span text:style-name="T4">All team members</text:span></text:p>
          <text:p text:style-name="P1"><text:span text:style-name="T5">12/12</text:span></text:p>
          <text:p text:style-name="P1"><text:span text:style-name="T5">Final Prototype Deploye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02cm" svg:height="1.446cm" svg:x="23.308cm" svg:y="11.492cm">
          <text:p text:style-name="P1"><text:span text:style-name="T4">Steve</text:span></text:p>
          <text:p text:style-name="P1"><text:span text:style-name="T5">12/11</text:span></text:p>
          <text:p text:style-name="P1"><text:span text:style-name="T5">Document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4.435cm">
          <text:p text:style-name="P1"><text:span text:style-name="T4">Steve</text:span></text:p>
          <text:p text:style-name="P1"><text:span text:style-name="T5">11/11</text:span></text:p>
          <text:p text:style-name="P1"><text:span text:style-name="T5">Link Login Page to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3.038cm">
          <text:p text:style-name="P1"><text:span text:style-name="T4">Greg</text:span></text:p>
          <text:p text:style-name="P1"><text:span text:style-name="T5">11/11</text:span></text:p>
          <text:p text:style-name="P1"><text:span text:style-name="T5">Play Game P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0.203cm">
          <text:p text:style-name="P1"><text:span text:style-name="T4">Alex</text:span></text:p>
          <text:p text:style-name="P1"><text:span text:style-name="T5">11/11</text:span></text:p>
          <text:p text:style-name="P1"><text:span text:style-name="T5">Admin View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446cm" svg:x="20.431cm" svg:y="14.335cm">
          <text:p text:style-name="P1"><text:span text:style-name="T4">Tim</text:span></text:p>
          <text:p text:style-name="P1"><text:span text:style-name="T5">12/9</text:span></text:p>
          <text:p text:style-name="P1"><text:span text:style-name="T5">Vide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826cm" svg:height="1.446cm" svg:x="20.431cm" svg:y="15.732cm">
          <text:p text:style-name="P1"><text:span text:style-name="T4">Greg</text:span></text:p>
          <text:p text:style-name="P1"><text:span text:style-name="T5">12/9</text:span></text:p>
          <text:p text:style-name="P1"><text:span text:style-name="T5">Po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446cm" svg:x="4.175cm" svg:y="15.873cm">
          <text:p text:style-name="P1"><text:span text:style-name="T4">Tim</text:span></text:p>
          <text:p text:style-name="P1"><text:span text:style-name="T5">11/11</text:span></text:p>
          <text:p text:style-name="P1"><text:span text:style-name="T5">Store P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493cm" svg:height="1.446cm" svg:x="17.383cm" svg:y="5.763cm">
          <text:p text:style-name="P1"><text:span text:style-name="T6">All team plus Debi, clients, and three others</text:span></text:p>
          <text:p text:style-name="P1"><text:span text:style-name="T7">11/24- 12/8</text:span></text:p>
          <text:p text:style-name="P1"><text:span text:style-name="T7">Testin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cm" svg:y1="18.117cm" svg:x2="26.94cm" svg:y2="18.272cm">
          <text:p/>
        </draw:line>
        <draw:frame draw:style-name="gr10" draw:text-style-name="P6" draw:layer="layout" svg:width="6.858cm" svg:height="0.79cm" svg:x="11.16cm" svg:y="19.923cm">
          <draw:text-box>
            <text:p><text:span text:style-name="T8">Last revision: December 2, 2014</text:span></text:p>
          </draw:text-box>
        </draw:frame>
        <draw:frame draw:style-name="gr11" draw:layer="layout" svg:width="6.35cm" svg:height="1.044cm" svg:x="1.508cm" svg:y="18.244cm">
          <draw:text-box>
            <text:p>November</text:p>
          </draw:text-box>
        </draw:frame>
        <draw:frame draw:style-name="gr11" draw:layer="layout" svg:width="4.064cm" svg:height="1.044cm" svg:x="19.796cm" svg:y="18.244cm">
          <draw:text-box>
            <text:p>December</text:p>
          </draw:text-box>
        </draw:frame>
        <draw:line draw:style-name="gr12" draw:text-style-name="P1" draw:layer="layout" svg:x1="26.94cm" svg:y1="19.796cm" svg:x2="1cm" svg:y2="19.796cm">
          <text:p/>
        </draw:line>
        <draw:line draw:style-name="gr13" draw:text-style-name="P1" draw:layer="layout" svg:x1="26.94cm" svg:y1="4.556cm" svg:x2="1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12:38.059000000</meta:creation-date>
    <dc:date>2014-12-02T17:05:51.112000000</dc:date>
    <meta:editing-duration>PT4H56M22S</meta:editing-duration>
    <meta:editing-cycles>41</meta:editing-cycles>
    <meta:generator>LibreOffice/4.2.6.3$Windows_x86 LibreOffice_project/3fd416d4c6db7d3204c17ce57a1d70f6e531ee21</meta:generator>
    <meta:document-statistic meta:object-count="27"/>
  </office:meta>
</office:document-meta>
</file>